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457" officeooo:paragraph-rsid="001424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0:31:52.138297658</meta:creation-date>
    <dc:date>2017-02-13T10:32:24.747882200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2.2.2$Linux_X86_64 LibreOffice_project/20m0$Build-2</meta:generator>
  </office:meta>
</office:document-meta>
</file>